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 Sans SemiBold" svg:font-family="'Open Sans SemiBold'" style:font-family-generic="swiss" style:font-pitch="variable"/>
  </office:font-face-decls>
  <office:automatic-styles>
    <style:style style:name="P1" style:family="paragraph" style:parent-style-name="Standard">
      <style:paragraph-properties fo:text-align="center" style:justify-single-word="false"/>
      <style:text-properties style:font-name="Open Sans SemiBold" fo:font-size="22pt" style:text-underline-style="solid" style:text-underline-width="auto" style:text-underline-color="font-color" officeooo:rsid="0013590b" officeooo:paragraph-rsid="0013590b" style:font-size-asian="19.25pt" style:font-size-complex="22pt"/>
    </style:style>
    <style:style style:name="P2" style:family="paragraph" style:parent-style-name="Standard">
      <style:paragraph-properties fo:text-align="justify" style:justify-single-word="false"/>
      <style:text-properties style:font-name="Open Sans SemiBold" fo:font-size="16pt" style:text-underline-style="none" officeooo:rsid="00170151" officeooo:paragraph-rsid="00170151" style:font-size-asian="14pt" style:font-size-complex="16pt"/>
    </style:style>
    <style:style style:name="P3" style:family="paragraph" style:parent-style-name="Standard" style:list-style-name="L1">
      <style:paragraph-properties fo:text-align="justify" style:justify-single-word="false"/>
      <style:text-properties style:font-name="Open Sans SemiBold" fo:font-size="16pt" style:text-underline-style="none" officeooo:rsid="00170151" officeooo:paragraph-rsid="00170151" style:font-size-asian="14pt" style:font-size-complex="16pt"/>
    </style:style>
    <style:style style:name="P4" style:family="paragraph" style:parent-style-name="Standard">
      <style:paragraph-properties fo:text-align="center" style:justify-single-word="false"/>
      <style:text-properties style:font-name="Open Sans SemiBold" fo:font-size="20pt" style:text-underline-style="solid" style:text-underline-width="auto" style:text-underline-color="font-color" officeooo:rsid="00170151" officeooo:paragraph-rsid="00170151" style:font-size-asian="14pt" style:font-size-complex="16pt"/>
    </style:style>
    <style:style style:name="T1" style:family="text">
      <style:text-properties fo:color="#ffffff" loext:opacity="10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index.odt" text:style-name="Internet_20_link" text:visited-style-name="Visited_20_Internet_20_Link"><text:span text:style-name="T1">Closures in Javascript</text:span></text:a></text:p>
      <text:p text:style-name="P1"/>
      <text:p text:style-name="P2">Closures are the functions, who return functions along with their lexical scope. Now, that there is a lot. So that means, the variables, which are defined in the external function, and are being used inside the nested function, are also retained. It does not mean that those variables are copied somewhere, but those real variables are returned along with their enviroment, which helps us to do various tasks using closures.</text:p>
      <text:p text:style-name="P2"/>
      <text:p text:style-name="P4">Things which could be done using closures</text:p>
      <text:p text:style-name="P4"/>
      <text:p text:style-name="P2">So, the things which could be done using closures are:</text:p>
      <text:list xml:id="list759603270" text:style-name="L1">
        <text:list-item>
          <text:p text:style-name="P3">Creating private variables/methods in prototype-object model of JS.</text:p>
        </text:list-item>
        <text:list-item>
          <text:p text:style-name="P3">Implementing callback functions in your functions ( asking users for callback functions ).</text:p>
        </text:list-item>
        <text:list-item>
          <text:p text:style-name="P3">Currying … { incomplete }</text:p>
        </text:list-item>
        <text:list-item>
          <text:p text:style-name="P3">Memoization … { incomplete }</text:p>
        </text:list-item>
        <text:list-item>
          <text:p text:style-name="P3"/>
        </text:list-item>
      </text:list>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 Sans SemiBold" svg:font-family="'Open Sans SemiBold'"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9T12:41:05.393811670</meta:creation-date>
    <dc:date>2023-04-10T20:52:02.545633278</dc:date>
    <meta:editing-duration>PT13M34S</meta:editing-duration>
    <meta:editing-cycles>5</meta:editing-cycles>
    <meta:generator>LibreOffice/7.5.1.2$Linux_X86_64 LibreOffice_project/50$Build-2</meta:generator>
    <meta:document-statistic meta:table-count="0" meta:image-count="0" meta:object-count="0" meta:page-count="1" meta:paragraph-count="9" meta:word-count="126" meta:character-count="761" meta:non-whitespace-character-count="648"/>
  </office:meta>
</office:document-meta>
</file>